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Lucida Console', monospace"/>
    <style:font-face style:name="Monaco" svg:font-family="Monaco, MonacoRegular, 'Courier New', monospace"/>
    <style:font-face style:name="Open Sans" svg:font-family="'Open Sans', Arial, Verdana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966in" table:align="left"/>
    </style:style>
    <style:style style:name="Table1.A" style:family="table-column">
      <style:table-column-properties style:column-width="0.1674in"/>
    </style:style>
    <style:style style:name="Table1.B" style:family="table-column">
      <style:table-column-properties style:column-width="2.7986in"/>
    </style:style>
    <style:style style:name="Table1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2" style:family="table">
      <style:table-properties style:width="3.8229in" table:align="left"/>
    </style:style>
    <style:style style:name="Table2.A" style:family="table-column">
      <style:table-column-properties style:column-width="0.1674in"/>
    </style:style>
    <style:style style:name="Table2.B" style:family="table-column">
      <style:table-column-properties style:column-width="3.6556in"/>
    </style:style>
    <style:style style:name="Table2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2.B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text-align="justify" style:justify-single-word="false"/>
      <style:text-properties fo:color="#000000" style:font-name="Liberation Serif" officeooo:rsid="001b1d6b" officeooo:paragraph-rsid="001b1d6b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font-variant="normal" fo:text-transform="none" fo:color="#000000" style:font-name="Open Sans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200%" fo:widows="1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line-height="200%" fo:widows="1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color="#000000"/>
    </style:style>
    <style:style style:name="P8" style:family="paragraph" style:parent-style-name="Heading_20_1">
      <style:paragraph-properties fo:text-align="justify" style:justify-single-word="false"/>
      <style:text-properties fo:font-variant="normal" fo:text-transform="none" fo:color="#000000" style:font-name="Open Sans" fo:letter-spacing="normal" fo:font-style="normal" fo:font-weight="normal" officeooo:rsid="001b1d6b" officeooo:paragraph-rsid="001b1d6b"/>
    </style:style>
    <style:style style:name="P9" style:family="paragraph" style:parent-style-name="Heading_20_2">
      <style:paragraph-properties fo:text-align="justify" style:justify-single-word="false"/>
      <style:text-properties fo:font-variant="normal" fo:text-transform="none" fo:color="#000000" style:font-name="Open Sans" fo:letter-spacing="normal" fo:font-style="normal" officeooo:rsid="001b1d6b" officeooo:paragraph-rsid="001b1d6b"/>
    </style:style>
    <style:style style:name="P10" style:family="paragraph" style:parent-style-name="Heading_20_2">
      <style:paragraph-properties fo:margin-left="0in" fo:margin-right="0in" fo:margin-top="0in" fo:margin-bottom="0in" style:contextual-spacing="false" fo:line-height="160%" fo:text-align="start" style:justify-single-word="false" fo:widows="1" fo:text-indent="0in" style:auto-text-indent="false" fo:padding="0in" fo:border="none"/>
      <style:text-properties fo:font-variant="normal" fo:text-transform="none" fo:color="#000000" style:font-name="Open Sans" fo:letter-spacing="normal" fo:font-style="normal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style:line-height-at-least="0.1563in" fo:text-align="center" style:justify-single-word="false" fo:text-indent="0in" style:auto-text-indent="false"/>
      <style:text-properties fo:color="#000000" style:font-name="inherit" fo:font-size="9pt" fo:font-weight="normal" fo:padding="0in" fo:border="none"/>
    </style:style>
    <style:style style:name="P12" style:family="paragraph" style:parent-style-name="Table_20_Contents">
      <style:paragraph-properties fo:margin-left="0in" fo:margin-right="0in" fo:margin-top="0in" fo:margin-bottom="0in" style:contextual-spacing="false" style:line-height-at-least="0.1563in" fo:text-align="center" style:justify-single-word="false" fo:text-indent="0in" style:auto-text-indent="false"/>
      <style:text-properties fo:color="#000000" style:font-name="inherit" fo:font-size="9pt" fo:font-weight="normal" fo:background-color="#3a3c3d" fo:padding="0in" fo:border="none"/>
    </style:style>
    <style:style style:name="P13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font-name="inherit" fo:padding="0in" fo:border="none"/>
    </style:style>
    <style:style style:name="T1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2" style:family="text">
      <style:text-properties fo:font-variant="normal" fo:text-transform="none" fo:color="#444444" style:font-name="Consolas" fo:font-size="12pt" fo:letter-spacing="normal" fo:font-style="normal" fo:font-weight="normal" fo:padding="0.0193in" fo:border="0.06pt solid #cccccc"/>
    </style:style>
    <style:style style:name="T3" style:family="text">
      <style:text-properties fo:font-variant="normal" fo:text-transform="none" fo:color="#444444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4" style:family="text">
      <style:text-properties fo:font-variant="normal" fo:text-transform="none" fo:color="#444444" fo:letter-spacing="normal" fo:padding="0.0193in" fo:border="0.06pt solid #cccccc"/>
    </style:style>
    <style:style style:name="T5" style:family="text">
      <style:text-properties fo:font-variant="normal" fo:text-transform="none" fo:color="#444444" fo:letter-spacing="normal" fo:background-color="#f2f2f2" loext:char-shading-value="0" fo:padding="0.0193in" fo:border="0.06pt solid #cccccc"/>
    </style:style>
    <style:style style:name="T6" style:family="text">
      <style:text-properties fo:font-variant="normal" fo:text-transform="none" fo:color="#0098d3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7" style:family="text">
      <style:text-properties fo:font-variant="normal" fo:text-transform="none" fo:color="#0098d3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8" style:family="text">
      <style:text-properties fo:font-variant="normal" fo:text-transform="none" fo:color="#0098d3" style:text-line-through-style="none" style:text-line-through-type="none" style:font-name="Consolas" fo:font-size="12pt" fo:letter-spacing="normal" fo:font-style="normal" style:text-underline-style="none" fo:font-weight="normal" style:text-blinking="false" fo:background-color="#f2f2f2" loext:char-shading-value="0" fo:padding="0in" fo:border="none"/>
    </style:style>
    <style:style style:name="T9" style:family="text">
      <style:text-properties fo:font-variant="normal" fo:text-transform="none" fo:color="#000000" style:font-name="Consolas" fo:font-size="12pt" fo:letter-spacing="normal" fo:font-style="normal" fo:font-weight="normal" fo:background-color="#f2f2f2" loext:char-shading-value="0" fo:padding="0in" fo:border="none"/>
    </style:style>
    <style:style style:name="T10" style:family="text">
      <style:text-properties fo:font-variant="normal" fo:text-transform="none" fo:color="#000000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11" style:family="text">
      <style:text-properties fo:font-variant="normal" fo:text-transform="none" fo:color="#000000" style:font-name="Consolas" fo:font-size="12pt" fo:letter-spacing="normal" fo:font-style="normal" fo:font-weight="normal" fo:padding="0.0193in" fo:border="0.06pt solid #cccccc"/>
    </style:style>
    <style:style style:name="T12" style:family="text">
      <style:text-properties fo:font-variant="normal" fo:text-transform="none" fo:color="#000000" style:font-name="Consolas" fo:font-size="12pt" fo:letter-spacing="normal" fo:font-style="normal" fo:font-weight="normal" fo:padding="0in" fo:border="none"/>
    </style:style>
    <style:style style:name="T13" style:family="text">
      <style:text-properties fo:font-variant="normal" fo:text-transform="none" fo:color="#000000" style:font-name="Open Sans" fo:font-size="12pt" fo:letter-spacing="normal" fo:font-style="normal" fo:font-weight="normal"/>
    </style:style>
    <style:style style:name="T14" style:family="text">
      <style:text-properties fo:font-variant="normal" fo:text-transform="none" fo:color="#000000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15" style:family="text">
      <style:text-properties fo:font-variant="normal" fo:text-transform="none" fo:color="#000000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16" style:family="text">
      <style:text-properties fo:font-variant="normal" fo:text-transform="none" fo:color="#000000" style:text-line-through-style="none" style:text-line-through-type="none" style:font-name="Consolas" fo:font-size="12pt" fo:letter-spacing="normal" fo:font-style="normal" style:text-underline-style="none" fo:font-weight="normal" style:text-blinking="false" fo:background-color="#f2f2f2" loext:char-shading-value="0" fo:padding="0in" fo:border="none"/>
    </style:style>
    <style:style style:name="T17" style:family="text">
      <style:text-properties fo:font-variant="normal" fo:text-transform="none" fo:color="#000000" fo:letter-spacing="normal"/>
    </style:style>
    <style:style style:name="T18" style:family="text">
      <style:text-properties fo:font-variant="normal" fo:text-transform="none" fo:color="#000000" fo:letter-spacing="normal" fo:padding="0.0193in" fo:border="0.06pt solid #cccccc"/>
    </style:style>
    <style:style style:name="T19" style:family="text">
      <style:text-properties fo:font-variant="normal" fo:text-transform="none" fo:color="#000000" fo:letter-spacing="normal" fo:background-color="#f2f2f2" loext:char-shading-value="0" fo:padding="0.0193in" fo:border="0.06pt solid #cccccc"/>
    </style:style>
    <style:style style:name="T20" style:family="text">
      <style:text-properties fo:font-variant="normal" fo:text-transform="none" fo:color="#000000" fo:letter-spacing="normal" officeooo:rsid="0023bbc9"/>
    </style:style>
    <style:style style:name="T21" style:family="text">
      <style:text-properties fo:font-variant="normal" fo:text-transform="none" fo:color="#000000" fo:letter-spacing="normal" officeooo:rsid="0025460b"/>
    </style:style>
    <style:style style:name="T22" style:family="text">
      <style:text-properties fo:font-variant="normal" fo:text-transform="none" fo:color="#0000bb" style:font-name="Consolas" fo:font-size="12pt" fo:letter-spacing="normal" fo:font-style="normal" fo:font-weight="normal" fo:background-color="#f2f2f2" loext:char-shading-value="0" fo:padding="0in" fo:border="none"/>
    </style:style>
    <style:style style:name="T23" style:family="text">
      <style:text-properties fo:font-variant="normal" fo:text-transform="none" fo:color="#0000bb" style:font-name="Consolas" fo:font-size="12pt" fo:letter-spacing="normal" fo:font-style="normal" fo:font-weight="normal" fo:padding="0in" fo:border="none"/>
    </style:style>
    <style:style style:name="T24" style:family="text">
      <style:text-properties fo:font-variant="normal" fo:text-transform="none" fo:color="#ff8000" style:font-name="Consolas" fo:font-size="12pt" fo:letter-spacing="normal" fo:font-style="normal" fo:font-weight="normal" fo:background-color="#f2f2f2" loext:char-shading-value="0" fo:padding="0in" fo:border="none"/>
    </style:style>
    <style:style style:name="T25" style:family="text">
      <style:text-properties fo:font-variant="normal" fo:text-transform="none" fo:color="#ff8000" style:font-name="Consolas" fo:font-size="12pt" fo:letter-spacing="normal" fo:font-style="normal" fo:font-weight="normal" fo:padding="0in" fo:border="none"/>
    </style:style>
    <style:style style:name="T26" style:family="text">
      <style:text-properties fo:font-variant="normal" fo:text-transform="none" fo:color="#007700" style:font-name="Consolas" fo:font-size="12pt" fo:letter-spacing="normal" fo:font-style="normal" fo:font-weight="normal" fo:background-color="#f2f2f2" loext:char-shading-value="0" fo:padding="0in" fo:border="none"/>
    </style:style>
    <style:style style:name="T27" style:family="text">
      <style:text-properties fo:font-variant="normal" fo:text-transform="none" fo:color="#007700" style:font-name="Consolas" fo:font-size="12pt" fo:letter-spacing="normal" fo:font-style="normal" fo:font-weight="normal" fo:padding="0in" fo:border="none"/>
    </style:style>
    <style:style style:name="T28" style:family="text">
      <style:text-properties fo:font-variant="normal" fo:text-transform="none" fo:color="#dd0000" style:font-name="Consolas" fo:font-size="12pt" fo:letter-spacing="normal" fo:font-style="normal" fo:font-weight="normal" fo:background-color="#f2f2f2" loext:char-shading-value="0" fo:padding="0in" fo:border="none"/>
    </style:style>
    <style:style style:name="T29" style:family="text">
      <style:text-properties fo:font-variant="normal" fo:text-transform="none" fo:color="#dd0000" style:font-name="Consolas" fo:font-size="12pt" fo:letter-spacing="normal" fo:font-style="normal" fo:font-weight="normal" fo:padding="0in" fo:border="none"/>
    </style:style>
    <style:style style:name="T30" style:family="text">
      <style:text-properties fo:font-variant="normal" fo:text-transform="none" style:font-name="Open Sans" fo:font-size="12pt" fo:letter-spacing="normal" fo:font-style="normal" fo:font-weight="normal"/>
    </style:style>
    <style:style style:name="T31" style:family="text">
      <style:text-properties fo:font-variant="normal" fo:text-transform="none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32" style:family="text">
      <style:text-properties fo:font-variant="normal" fo:text-transform="none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33" style:family="text">
      <style:text-properties fo:font-variant="normal" fo:text-transform="none" style:text-line-through-style="none" style:text-line-through-type="none" style:font-name="Consolas" fo:font-size="12pt" fo:letter-spacing="normal" fo:font-style="normal" style:text-underline-style="none" fo:font-weight="normal" style:text-blinking="false" fo:background-color="#f2f2f2" loext:char-shading-value="0" fo:padding="0in" fo:border="none"/>
    </style:style>
    <style:style style:name="T34" style:family="text">
      <style:text-properties fo:font-variant="normal" fo:text-transform="none" style:font-name="Consolas" fo:font-size="12pt" fo:letter-spacing="normal" fo:font-style="normal" fo:font-weight="normal" fo:background-color="#f2f2f2" loext:char-shading-value="0" fo:padding="0in" fo:border="none"/>
    </style:style>
    <style:style style:name="T35" style:family="text">
      <style:text-properties fo:font-variant="normal" fo:text-transform="none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36" style:family="text">
      <style:text-properties fo:font-variant="normal" fo:text-transform="none" style:font-name="Consolas" fo:font-size="12pt" fo:letter-spacing="normal" fo:font-style="normal" fo:font-weight="normal" fo:padding="0.0193in" fo:border="0.06pt solid #cccccc"/>
    </style:style>
    <style:style style:name="T37" style:family="text">
      <style:text-properties fo:font-variant="normal" fo:text-transform="none" style:font-name="Consolas" fo:font-size="12pt" fo:letter-spacing="normal" fo:font-style="normal" fo:font-weight="normal" fo:padding="0in" fo:border="none"/>
    </style:style>
    <style:style style:name="T38" style:family="text">
      <style:text-properties fo:font-variant="normal" fo:text-transform="none" fo:letter-spacing="normal" fo:padding="0.0193in" fo:border="0.06pt solid #cccccc"/>
    </style:style>
    <style:style style:name="T39" style:family="text">
      <style:text-properties fo:font-variant="normal" fo:text-transform="none" fo:letter-spacing="normal" fo:background-color="#f2f2f2" loext:char-shading-value="0" fo:padding="0.0193in" fo:border="0.06pt solid #cccccc"/>
    </style:style>
    <style:style style:name="T40" style:family="text">
      <style:text-properties fo:font-variant="normal" fo:text-transform="none" fo:color="#ff0000" style:font-name="Open Sans" fo:font-size="12pt" fo:letter-spacing="normal" fo:font-style="normal" fo:font-weight="normal"/>
    </style:style>
    <style:style style:name="T41" style:family="text">
      <style:text-properties fo:font-variant="normal" fo:text-transform="none" fo:color="#ff0000" style:font-name="Consolas" fo:font-size="12pt" fo:letter-spacing="normal" fo:font-style="normal" fo:font-weight="normal" fo:background-color="#f2f2f2" loext:char-shading-value="0" fo:padding="0in" fo:border="none"/>
    </style:style>
    <style:style style:name="T42" style:family="text">
      <style:text-properties fo:font-variant="normal" fo:text-transform="none" fo:color="#ff0000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43" style:family="text">
      <style:text-properties fo:font-variant="normal" fo:text-transform="none" fo:color="#ff0000" style:font-name="Consolas" fo:font-size="12pt" fo:letter-spacing="normal" fo:font-style="normal" fo:font-weight="normal" fo:padding="0.0193in" fo:border="0.06pt solid #cccccc"/>
    </style:style>
    <style:style style:name="T44" style:family="text">
      <style:text-properties fo:font-variant="normal" fo:text-transform="none" fo:color="#ff0000" style:font-name="Consolas" fo:font-size="12pt" fo:letter-spacing="normal" fo:font-style="normal" fo:font-weight="normal" fo:padding="0in" fo:border="none"/>
    </style:style>
    <style:style style:name="T45" style:family="text">
      <style:text-properties fo:font-variant="normal" fo:text-transform="none" fo:color="#ff0000" fo:letter-spacing="normal" fo:padding="0.0193in" fo:border="0.06pt solid #cccccc"/>
    </style:style>
    <style:style style:name="T46" style:family="text">
      <style:text-properties fo:font-variant="normal" fo:text-transform="none" fo:color="#ff0000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47" style:family="text">
      <style:text-properties fo:font-variant="normal" fo:text-transform="none" fo:color="#ff0000" style:text-line-through-style="none" style:text-line-through-type="none" style:font-name="Consolas" fo:font-size="12pt" fo:letter-spacing="normal" fo:font-style="normal" style:text-underline-style="none" fo:font-weight="normal" style:text-blinking="false" fo:background-color="#f2f2f2" loext:char-shading-value="0" fo:padding="0in" fo:border="none"/>
    </style:style>
    <style:style style:name="T48" style:family="text">
      <style:text-properties fo:color="#898989" style:font-name="Monaco" fo:font-size="10.5pt" fo:font-weight="normal" style:font-name-asian="Monaco" style:font-size-asian="10.5pt" style:font-weight-asian="normal" style:font-name-complex="Monaco" style:font-size-complex="10.5pt" style:font-weight-complex="normal"/>
    </style:style>
    <style:style style:name="T49" style:family="text">
      <style:text-properties style:font-name="Monaco" fo:font-size="10.5pt" fo:font-weight="normal" style:font-name-asian="Monaco" style:font-size-asian="10.5pt" style:font-weight-asian="normal" style:font-name-complex="Monaco" style:font-size-complex="10.5pt" style:font-weight-complex="normal"/>
    </style:style>
    <style:style style:name="T50" style:family="text">
      <style:text-properties fo:color="#cdcdcd" fo:font-weight="bold"/>
    </style:style>
    <style:style style:name="T51" style:family="text">
      <style:text-properties fo:color="#006fe0"/>
    </style:style>
    <style:style style:name="T52" style:family="text">
      <style:text-properties fo:color="#92afc1" fo:font-weight="bold"/>
    </style:style>
    <style:style style:name="T53" style:family="text">
      <style:text-properties fo:color="#dddddd" fo:font-weight="bold"/>
    </style:style>
    <style:style style:name="T54" style:family="text">
      <style:text-properties fo:font-weight="bold"/>
    </style:style>
    <style:style style:name="T55" style:family="text">
      <style:text-properties fo:color="#d14242" fo:font-weight="bold"/>
    </style:style>
    <style:style style:name="T56" style:family="text">
      <style:text-properties fo:color="#daa520" fo:font-weight="bold"/>
    </style:style>
    <style:style style:name="T57" style:family="text">
      <style:text-properties fo:color="#f7adf7" fo:font-weight="bold"/>
    </style:style>
    <style:style style:name="T58" style:family="text">
      <style:text-properties fo:color="#ff0000"/>
    </style:style>
    <style:style style:name="T59" style:family="text">
      <style:text-properties fo:color="#ff0000" officeooo:rsid="0021e707"/>
    </style:style>
    <style:style style:name="T60" style:family="text">
      <style:text-properties officeooo:rsid="0023bbc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#000000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PHP 101 (part 9): SQLite My Fire! – Part 1</text:h>
      <text:h text:style-name="P9" text:outline-level="2">Hard Choices</text:h>
      <text:p text:style-name="P2">If you’ve been paying attention, you now know how to use PHP’s MySQL<text:line-break/>API to perform queries and process result sets. You might even have<text:line-break/>started thinking about how to re-program your site to run off a MySQL<text:line-break/>database. All of this is a Good Thing – it means you’re getting<text:line-break/>comfortable with using PHP’s database support to power your<text:line-break/>applications – but there’s still a little further to go.</text:p>
      <text:p text:style-name="P3"><text:span text:style-name="T13">As you saw in </text:span><text:a xlink:type="simple" xlink:href="https://devzone.zend.com/14/php-101-part-9-sqlite-my-fire_part-1/php101-8.php"><text:span text:style-name="T14">Part Eight</text:span></text:a><text:span text:style-name="T13">, enabling<text:line-break/>MySQL support in PHP 5.0 is not as simple as<text:line-break/>it used to be. Instead of supporting MySQL out of the box, PHP now<text:line-break/>requires you to make all kinds of decisions about versions and<text:line-break/>libraries before allowing you to hook your scripts up to a MySQL<text:line-break/>database. If you’re lazy (and deep down, we both know you are), </text:span><text:span text:style-name="T40">you<text:line-break/>might instead prefer to try a simpler option: the SQLite database engine.</text:span></text:p>
      <text:p text:style-name="P2"><text:span text:style-name="T58">Built-in SQLite support is new to PHP 5.0, and offers users a<text:line-break/>lightweight database system that is fast, efficient and gets the<text:line-break/>job done.</text:span> Since it’s enabled by default in PHP 5.0,<text:span text:style-name="T58"> it provides a<text:line-break/>viable alternative to MySQL; you can use it out of the box, without<text:line-break/>spending time on version checks and library downloads; just install PHP 5<text:line-break/>and start typing. </text:span>That’s why I’m devoting a whole tutorial to it –<text:line-break/>so get out of bed, make yourself some coffee and let’s get started!</text:p>
      <text:p text:style-name="P7"><text:bookmark text:name="Heading2"/></text:p>
      <text:h text:style-name="P10" text:outline-level="2">Making New Friends</text:h>
      <text:p text:style-name="P2">Before getting into the code, let’s make sure that you have a clear<text:line-break/>idea of <text:span text:style-name="T58">what SQLite is</text:span> (and isn’t). <text:span text:style-name="T58">Unlike MySQL, which operates on a<text:line-break/></text:span><text:soft-page-break/><text:span text:style-name="T58">client-server paradigm, SQLite is a file-based database engine and uses<text:line-break/>file I/O (input/output) functions to store and read databases from<text:line-break/>files on disk. It’s also much, much smaller than MySQL – the<text:line-break/>command-line version of SQLite weighs in at under 200 KB – and<text:line-break/>supports most of the SQL commands you’re used to.</text:span></text:p>
      <text:p text:style-name="P3"><text:span text:style-name="T13">This small size shouldn’t deceive you, however – according to<text:line-break/></text:span><text:a xlink:type="simple" xlink:href="http://sqlite.org/" office:target-frame-name="_blank" xlink:show="new"><text:span text:style-name="T14">the official SQLite Web site</text:span></text:a><text:span text:style-name="T13">,<text:line-break/></text:span><text:span text:style-name="T40">SQLite supports databases up to 2 terabytes in size and is actually<text:line-break/>faster than MySQL in certain situations.</text:span><text:span text:style-name="T13"> SQLite database files are easily<text:line-break/>portable, and SQLite databases created on Windows work fine on *NIX<text:line-break/>platforms and vice-versa.</text:span></text:p>
      <text:p text:style-name="P2"><text:span text:style-name="T58">One of SQLite’s more interesting aspects is that it is completely<text:line-break/>typeless</text:span><text:span text:style-name="T59">(即變量沒有類型)</text:span><text:span text:style-name="T58">.</text:span> Fields in an SQLite database need not be<text:line-break/>associated with a specific type, and even if they are, you can still<text:line-break/>insert values of different types into them (there is one exception to<text:line-break/>this rule, but I’ll get to that later).<text:span text:style-name="T58"> This is important, because it<text:line-break/>means that if you’re concerned about values of the wrong type getting<text:line-break/>into your tables, you need to write code to implement type checking in<text:line-break/>your application.</text:span></text:p>
      <text:p text:style-name="P3"><text:span text:style-name="T13">Another important difference between MySQL and SQLite lies in their<text:line-break/>licensing policies: unlike MySQL, SQLite source code is completely<text:line-break/>public-domain, which means that you can use and distribute it however<text:line-break/>you choose in both commercial and non-commercial products. Take a look at<text:line-break/></text:span><text:a xlink:type="simple" xlink:href="http://sqlite.org/copyright.html" office:target-frame-name="_blank" xlink:show="new"><text:span text:style-name="T14">http://sqlite.org/copyright.html</text:span></text:a><text:span text:style-name="T13"><text:line-break/>for more on this.</text:span></text:p>
      <text:p text:style-name="P3"><text:span text:style-name="T40">In order to use SQLite and PHP together, your PHP build must include<text:line-break/>SQLite. This is enabled by default in both the UNIX and Windows versions<text:line-break/></text:span><text:soft-page-break/><text:span text:style-name="T40">of PHP 5. </text:span><text:span text:style-name="T13">Read more about this at<text:line-break/></text:span><text:a xlink:type="simple" xlink:href="http://www.php.net/manual/en/ref.sqlite.php" office:target-frame-name="_blank" xlink:show="new"><text:span text:style-name="T14">http://www.php.net/manual/en/ref.sqlite.php</text:span></text:a><text:span text:style-name="T13">.<text:line-break/>If you’re a PHP 4.x user, though, don’t lose heart – you can still use SQLite,<text:line-break/>by manually downloading and installing php_sqlite.dll from<text:line-break/></text:span><text:a xlink:type="simple" xlink:href="http://snaps.php.net/win32/PECL_STABLE/" office:target-frame-name="_blank" xlink:show="new"><text:span text:style-name="T14">http://snaps.php.net</text:span></text:a><text:span text:style-name="T13"><text:line-break/>(Windows) or the latest tarball from </text:span><text:a xlink:type="simple" xlink:href="http://pecl.php.net/package/SQLite" office:target-frame-name="_blank" xlink:show="new"><text:span text:style-name="T14">http://pecl.php.net/package/SQLite</text:span></text:a><text:span text:style-name="T13"><text:line-break/>(UNIX). You don’t need to download anything else; the SQLite ‘client’ is its own engine.</text:span></text:p>
      <text:p text:style-name="P7"><text:bookmark text:name="Heading3"/></text:p>
      <text:h text:style-name="P10" text:outline-level="2">The Bookworm Turns</text:h>
      <text:p text:style-name="P3"><text:span text:style-name="T40">As with MySQL, you use regular SQL commands to interact with an<text:line-break/>SQLite database.</text:span><text:span text:style-name="T13"> The exact SQL syntax used by SQLite is listed<text:line-break/>at </text:span><text:a xlink:type="simple" xlink:href="http://sqlite.org/lang.html" office:target-frame-name="_blank" xlink:show="new"><text:span text:style-name="T14">http://sqlite.org/lang.html</text:span></text:a><text:span text:style-name="T13">,<text:line-break/>but for most operations SQL commands are standard.</text:span></text:p>
      <text:p text:style-name="P2">Here’s an example, which <text:span text:style-name="T58">sets up the table</text:span> I’ll be using in this<text:line-break/>tutorial:</text:p>
      <text:p text:style-name="P5"><text:span text:style-name="Source_20_Text"><text:span text:style-name="T9"><text:line-break/></text:span></text:span><text:span text:style-name="Source_20_Text"><text:span text:style-name="T41">C:\WINDOWS\Desktop\sqlite&gt;sqlite library.db</text:span></text:span><text:span text:style-name="Source_20_Text"><text:span text:style-name="T9"><text:line-break/><text:line-break/>SQLite version 2.8.15<text:line-break/><text:line-break/>Enter ".help" for instructions<text:line-break/><text:line-break/></text:span></text:span><text:span text:style-name="Source_20_Text"><text:span text:style-name="T41">sqlite&gt; create table books (</text:span></text:span></text:p>
      <text:p text:style-name="P3"><text:span text:style-name="Source_20_Text"><text:span text:style-name="T45">   </text:span></text:span><text:span text:style-name="Source_20_Text"><text:span text:style-name="T43">...&gt; id integer primary key,<text:line-break/></text:span></text:span><text:soft-page-break/><text:span text:style-name="Source_20_Text"><text:span text:style-name="T43"><text:line-break/>   ...&gt; title varchar(255) not null,<text:line-break/><text:line-break/>   ...&gt; author varchar(255) not null<text:line-break/><text:line-break/>   ...&gt;);</text:span></text:span><text:span text:style-name="Source_20_Text"><text:span text:style-name="T11"><text:line-break/><text:line-break/>sqlite&gt; insert into books (title, author) values ('The Lord Of The Rings', 'J.R.R. Tolkien');<text:line-break/><text:line-break/>sqlite&gt; insert into books (title, author) values ('The Murders In The Rue Morgue', 'Edgar Allen Poe');</text:span></text:span></text:p>
      <text:p text:style-name="P5"><text:span text:style-name="Source_20_Text"><text:span text:style-name="T10">sqlite&gt; insert into books (title, author) values ('Three Men In A Boat', 'Jerome K. Jerome');<text:line-break/><text:line-break/>sqlite&gt; insert into books (title, author) values ('A Study In Scarlet', 'Arthur Conan Doyle');<text:line-break/><text:line-break/>sqlite&gt; insert into books (title, author) values ('Alice In Wonderland', 'Lewis Carroll');<text:line-break/><text:line-break/></text:span></text:span><text:soft-page-break/><text:span text:style-name="Source_20_Text"><text:span text:style-name="T10">sqlite&gt; .exit<text:line-break/></text:span></text:span></text:p>
      <text:p text:style-name="P3"><text:span text:style-name="T13">You can enter these commands either interactively or<text:line-break/>non-interactively through the SQLite commandline program,<text:line-break/>which is available at </text:span><text:a xlink:type="simple" xlink:href="http://sqlite.org/download.html" office:target-frame-name="_blank" xlink:show="new"><text:span text:style-name="T14">http://sqlite.org/download.html</text:span></text:a></text:p>
      <text:p text:style-name="P2">as a precompiled binary for Windows and Linux. SQLite 2.* is the<text:line-break/>version currently used in both branches of PHP, with SQLite 3.* support<text:line-break/>anticipated for PDO and later PHP 5.* releases.</text:p>
      <text:p text:style-name="P2">Extract the downloaded files to a directory of your choice, cd into it from<text:line-break/>your shell or DOS box and type ‘sqlite’. You should see the SQLite version<text:line-break/>information and the line:</text:p>
      <text:section text:style-name="Sect1" text:name="crayon-57b942da1fecb630209486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1">1</text:p>
            </table:table-cell>
            <table:table-cell table:style-name="Table1.B1" office:value-type="string">
              <text:section text:style-name="Sect1" text:name="crayon-57b942da1fecb630209486-1">
                <text:p text:style-name="P13"><text:span text:style-name="T54">Enter</text:span> <text:span text:style-name="T54">".help"</text:span> <text:span text:style-name="T54">for</text:span> <text:span text:style-name="T54">instructions</text:span></text:p>
              </text:section>
            </table:table-cell>
          </table:table-row>
        </table:table>
      </text:section>
      <text:p text:style-name="P3"><text:span text:style-name="T13">Read<text:line-break/></text:span><text:a xlink:type="simple" xlink:href="http://sqlite.org/sqlite.html" office:target-frame-name="_blank" xlink:show="new"><text:span text:style-name="T14">http://sqlite.org/sqlite.html</text:span></text:a><text:span text:style-name="T13"><text:line-break/>for more information on how to use the commandline program.</text:span></text:p>
      <text:p text:style-name="P5"><text:span text:style-name="T13">Once the data has been imported into the database file<text:line-break/></text:span><text:span text:style-name="Source_20_Text"><text:span text:style-name="T10">library.db</text:span></text:span><text:span text:style-name="T13">, run a quick </text:span><text:span text:style-name="Source_20_Text"><text:span text:style-name="T10">SELECT</text:span></text:span><text:span text:style-name="T13"><text:line-break/>query to check if everything is working as it should:</text:span></text:p>
      <text:p text:style-name="P5"><text:span text:style-name="Source_20_Text"><text:span text:style-name="T9"><text:line-break/></text:span></text:span><text:span text:style-name="Source_20_Text"><text:span text:style-name="T41">sqlite&gt; select * from books;</text:span></text:span></text:p>
      <text:section text:style-name="Sect1" text:name="crayon-57b942da1fed5954149727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1">1</text:p>
              <text:p text:style-name="P12">2</text:p>
              <text:p text:style-name="P11">3</text:p>
              <text:p text:style-name="P12">4</text:p>
              <text:p text:style-name="P11">5</text:p>
            </table:table-cell>
            <table:table-cell table:style-name="Table2.B1" office:value-type="string">
              <text:section text:style-name="Sect1" text:name="crayon-57b942da1fed5954149727-1">
                <text:p text:style-name="P13"><text:span text:style-name="T54">1|The Lord Of The Rings|J.R.R.</text:span> <text:span text:style-name="T54">Tolkien</text:span></text:p>
              </text:section>
              <text:section text:style-name="Sect2" text:name="crayon-57b942da1fed5954149727-2">
                <text:p text:style-name="P13"><text:span text:style-name="T54">2|The Murders In</text:span> <text:span text:style-name="T54">The Rue Morgue|Edgar Allen Poe</text:span></text:p>
              </text:section>
              <text:section text:style-name="Sect1" text:name="crayon-57b942da1fed5954149727-3">
                <text:p text:style-name="P13"><text:span text:style-name="T54">3|Three Men In</text:span> <text:span text:style-name="T54">A</text:span> <text:span text:style-name="T54">Boat|Jerome</text:span> <text:span text:style-name="T54">K.</text:span> <text:span text:style-name="T54">Jerome</text:span></text:p>
              </text:section>
              <text:section text:style-name="Sect2" text:name="crayon-57b942da1fed5954149727-4">
                <text:p text:style-name="P13"><text:span text:style-name="T54">4|A</text:span> <text:span text:style-name="T54">Study In</text:span> <text:span text:style-name="T54">Scarlet|Arthur Conan Doyle</text:span></text:p>
              </text:section>
              <text:section text:style-name="Sect1" text:name="crayon-57b942da1fed5954149727-5">
                <text:p text:style-name="P13"><text:span text:style-name="T54">5|Alice In</text:span> <text:span text:style-name="T54">Wonderland|Lewis Carroll</text:span></text:p>
              </text:section>
            </table:table-cell>
          </table:table-row>
        </table:table>
      </text:section>
      <text:p text:style-name="P2">If you saw the same output as above, you’re good to go!</text:p>
      <text:p text:style-name="P7"><text:bookmark text:name="Heading4"/></text:p>
      <text:h text:style-name="P10" text:outline-level="2"><text:soft-page-break/>Anatomy Class</text:h>
      <text:p text:style-name="P2">Now, use PHP to communicate with SQLite, generate the same result<text:line-break/>set and format it as an HTML page. Here’s the code:</text:p>
      <text:p text:style-name="P5"><text:span text:style-name="Source_20_Text"><text:span text:style-name="T9"><text:line-break/>&lt;html&gt;<text:line-break/><text:line-break/>&lt;head&gt;&lt;/head&gt;<text:line-break/><text:line-break/>&lt;body&gt;<text:line-break/><text:line-break/>&lt;?php<text:line-break/><text:line-break/>// set path of database file<text:line-break/><text:line-break/></text:span></text:span><text:span text:style-name="Source_20_Text"><text:span text:style-name="T41">$db = $_SERVER['DOCUMENT_ROOT']."/../library.db";</text:span></text:span></text:p>
      <text:p text:style-name="P3"><text:span text:style-name="Source_20_Text"><text:span text:style-name="T12">// open database file<text:line-break/><text:line-break/></text:span></text:span><text:span text:style-name="Source_20_Text"><text:span text:style-name="T44">$handle = </text:span></text:span><text:a xlink:type="simple" xlink:href="https://devzone.zend.com/manual/function.sqlite-open.php" office:target-frame-name="_blank" xlink:show="new"><text:span text:style-name="Source_20_Text"><text:span text:style-name="T46">sqlite_open</text:span></text:span></text:a><text:span text:style-name="Source_20_Text"><text:span text:style-name="T44">($db)</text:span></text:span><text:span text:style-name="Source_20_Text"><text:span text:style-name="T12"> or die("Could not open database");</text:span></text:span></text:p>
      <text:p text:style-name="P3"><text:span text:style-name="Source_20_Text"><text:span text:style-name="T12">// generate query string<text:line-break/><text:line-break/></text:span></text:span><text:span text:style-name="Source_20_Text"><text:span text:style-name="T44">$query = "SELECT * FROM books";</text:span></text:span></text:p>
      <text:p text:style-name="P3"><text:span text:style-name="Source_20_Text"><text:span text:style-name="T12">// execute query<text:line-break/><text:line-break/></text:span></text:span><text:span text:style-name="Source_20_Text"><text:span text:style-name="T44">$result = </text:span></text:span><text:a xlink:type="simple" xlink:href="https://devzone.zend.com/manual/function.sqlite-query.php" office:target-frame-name="_blank" xlink:show="new"><text:span text:style-name="Source_20_Text"><text:span text:style-name="T46">sqlite_query</text:span></text:span></text:a><text:span text:style-name="Source_20_Text"><text:span text:style-name="T44">($handle, $query) </text:span></text:span><text:span text:style-name="Source_20_Text"><text:span text:style-name="T12">or die("Error in query: ".</text:span></text:span><text:a xlink:type="simple" xlink:href="https://devzone.zend.com/manual/function.sqlite-error-string.php" office:target-frame-name="_blank" xlink:show="new"><text:span text:style-name="Source_20_Text"><text:span text:style-name="T15">sqlite_error_string</text:span></text:span></text:a><text:span text:style-name="Source_20_Text"><text:span text:style-name="T12">(</text:span></text:span><text:a xlink:type="simple" xlink:href="https://devzone.zend.com/manual/function.sqlite-last-error.php" office:target-frame-name="_blank" xlink:show="new"><text:span text:style-name="Source_20_Text"><text:span text:style-name="T15">sqlite_last_error</text:span></text:span></text:a><text:span text:style-name="Source_20_Text"><text:span text:style-name="T12">($handle)));</text:span></text:span></text:p>
      <text:p text:style-name="P3"><text:soft-page-break/><text:span text:style-name="Source_20_Text"><text:span text:style-name="T12">// if rows exist<text:line-break/><text:line-break/></text:span></text:span><text:span text:style-name="Source_20_Text"><text:span text:style-name="T44">if (</text:span></text:span><text:a xlink:type="simple" xlink:href="https://devzone.zend.com/manual/function.sqlite-num-rows.php" office:target-frame-name="_blank" xlink:show="new"><text:span text:style-name="Source_20_Text"><text:span text:style-name="T46">sqlite_num_rows</text:span></text:span></text:a><text:span text:style-name="Source_20_Text"><text:span text:style-name="T44">($result) &gt; 0) {</text:span></text:span><text:span text:style-name="Source_20_Text"><text:span text:style-name="T12"><text:line-break/><text:line-break/>    // get each row as an array<text:line-break/><text:line-break/>    // print values<text:line-break/><text:line-break/>    echo "&lt;table cellpadding=10 border=1&gt;";</text:span></text:span></text:p>
      <text:p text:style-name="P3"><text:span text:style-name="Source_20_Text"><text:span text:style-name="T18">    </text:span></text:span><text:span text:style-name="Source_20_Text"><text:span text:style-name="T11">while(</text:span></text:span><text:span text:style-name="Source_20_Text"><text:span text:style-name="T12">$row = </text:span></text:span><text:a xlink:type="simple" xlink:href="https://devzone.zend.com/manual/function.sqlite-fetch-array.php" office:target-frame-name="_blank" xlink:show="new"><text:span text:style-name="Source_20_Text"><text:span text:style-name="T15">sqlite_fetch_array</text:span></text:span></text:a><text:span text:style-name="Source_20_Text"><text:span text:style-name="T12">($result)) {<text:line-break/><text:line-break/>        echo "&lt;tr&gt;";<text:line-break/><text:line-break/>        echo "&lt;td&gt;".$row[0]."&lt;/td&gt;";</text:span></text:span></text:p>
      <text:p text:style-name="P3"><text:span text:style-name="Source_20_Text"><text:span text:style-name="T18">        </text:span></text:span><text:span text:style-name="Source_20_Text"><text:span text:style-name="T11">echo </text:span></text:span><text:span text:style-name="Source_20_Text"><text:span text:style-name="T12">"&lt;td&gt;".$row[1]."&lt;/td&gt;";<text:line-break/><text:line-break/>        echo "&lt;td&gt;".$row[2]."&lt;/td&gt;";</text:span></text:span></text:p>
      <text:p text:style-name="P3"><text:span text:style-name="Source_20_Text"><text:span text:style-name="T18">        </text:span></text:span><text:span text:style-name="Source_20_Text"><text:span text:style-name="T11">echo </text:span></text:span><text:span text:style-name="Source_20_Text"><text:span text:style-name="T12">"&lt;/tr&gt;";<text:line-break/><text:line-break/>    }<text:line-break/><text:line-break/>    echo "&lt;/table&gt;";<text:line-break/><text:line-break/>}</text:span></text:span></text:p>
      <text:p text:style-name="P3"><text:span text:style-name="Source_20_Text"><text:span text:style-name="T12">// all done<text:line-break/><text:line-break/>// close database file<text:line-break/></text:span></text:span><text:soft-page-break/><text:span text:style-name="Source_20_Text"><text:span text:style-name="T12"><text:line-break/></text:span></text:span><text:a xlink:type="simple" xlink:href="https://devzone.zend.com/manual/function.sqlite-close.php" office:target-frame-name="_blank" xlink:show="new"><text:span text:style-name="Source_20_Text"><text:span text:style-name="T46">sqlite_close</text:span></text:span></text:a><text:span text:style-name="Source_20_Text"><text:span text:style-name="T44">($handle);</text:span></text:span></text:p>
      <text:p text:style-name="P5"><text:span text:style-name="Source_20_Text"><text:span text:style-name="T9">?&gt;<text:line-break/><text:line-break/></text:span></text:span><text:span text:style-name="Source_20_Text"><text:span text:style-name="T10">&lt;/body&gt;<text:line-break/><text:line-break/>&lt;/html&gt;</text:span></text:span></text:p>
      <text:p text:style-name="P2">If all goes well, you should see something like this:</text:p>
      <text:p text:style-name="Text_20_body"><text:span text:style-name="T17"><draw:frame draw:style-name="fr1" draw:name="Image1" text:anchor-type="as-char" svg:width="0.7862in" svg:height="0.3929in" draw:z-index="0"><draw:image xlink:href="https://devzone.zend.com/images/articles/vikram9_1.gif" xlink:type="simple" xlink:show="embed" xlink:actuate="onLoad"/><svg:title>Anatomy Class</svg:title></draw:frame></text:span><text:span text:style-name="T17"> </text:span><text:span text:style-name="T21">(原網站上也顯示不出來)</text:span></text:p>
      <text:p text:style-name="P3"><text:span text:style-name="T13">If you remember what you learned in </text:span><text:a xlink:type="simple" xlink:href="https://devzone.zend.com/14/php-101-part-9-sqlite-my-fire_part-1/php101-8.php"><text:span text:style-name="T14">Part Eight</text:span></text:a><text:span text:style-name="T13">,<text:line-break/>the PHP script above should be easy to decipher. In case you don’t, here’s a fast rundown:</text:span></text:p>
      <text:list xml:id="list6436998015991615773" text:style-name="L1">
        <text:list-item>
          <text:p text:style-name="P6"><text:span text:style-name="T13">The ball starts rolling with the </text:span><text:span text:style-name="Source_20_Text"><text:span text:style-name="T10">sqlite_open()</text:span></text:span><text:span text:style-name="T13"> function, which<text:line-break/>accepts the name of the database file as argument and attempts to open<text:line-break/>it. If this database file cannot be found, an empty database file will<text:line-break/>be created with the supplied name (assuming the script has write access<text:line-break/>to the directory).</text:span></text:p>
          <text:p text:style-name="P6"><text:span text:style-name="Source_20_Text"><text:span text:style-name="T9"><text:line-break/>&lt;?php</text:span></text:span></text:p>
          <text:p text:style-name="P4"><text:span text:style-name="Source_20_Text"><text:span text:style-name="T10">$db </text:span></text:span><text:span text:style-name="Source_20_Text"><text:span text:style-name="T9">= $_SERVER['DOCUMENT_ROOT']."/../library.db";</text:span></text:span></text:p>
          <text:p text:style-name="P4"><text:span text:style-name="Source_20_Text"><text:span text:style-name="T9">$handle = </text:span></text:span><text:a xlink:type="simple" xlink:href="https://devzone.zend.com/manual/function.sqlite-open.php" office:target-frame-name="_blank" xlink:show="new"><text:span text:style-name="Source_20_Text"><text:span text:style-name="T16">sqlite_open</text:span></text:span></text:a><text:span text:style-name="Source_20_Text"><text:span text:style-name="T9">($db) or die("Could not open database");</text:span></text:span></text:p>
          <text:p text:style-name="P6"><text:span text:style-name="Source_20_Text"><text:span text:style-name="T9">?&gt;<text:line-break/><text:line-break/></text:span></text:span></text:p>
          <text:p text:style-name="P6"><text:soft-page-break/><text:span text:style-name="T13">The database file </text:span><text:span text:style-name="Source_20_Text"><text:span text:style-name="T10">library.db</text:span></text:span><text:span text:style-name="T13"> needs to be kept somewhere it<text:line-break/>can’t be accessed through the browser by visitors to your site. That<text:line-break/>means that you need to create it outside your public_html, www or<text:line-break/>htdocs directory, in a directory that allows your scripts read/write<text:line-break/>permissions. Web hosting companies generally will offer a space above<text:line-break/>your web-visible directory where you can do this.</text:span></text:p>
          <text:p text:style-name="P6"><text:span text:style-name="Source_20_Text"><text:span text:style-name="T10">$_SERVER['DOCUMENT_ROOT']."/.."</text:span></text:span><text:span text:style-name="T13"> is the directory<text:line-break/>directly above your web-visible directory.</text:span></text:p>
          <text:p text:style-name="P6"><text:span text:style-name="T13">If successful, the </text:span><text:span text:style-name="Source_20_Text"><text:span text:style-name="T10">sqlite_open()</text:span></text:span><text:span text:style-name="T13"> function returns a handle<text:line-break/>to the file, which is stored in the variable </text:span><text:span text:style-name="Source_20_Text"><text:span text:style-name="T10">$handle</text:span></text:span><text:span text:style-name="T13"> and<text:line-break/>is used for all subsequent communication with the database.</text:span></text:p>
        </text:list-item>
        <text:list-item>
          <text:p text:style-name="P6"><text:span text:style-name="T13">The next step is to create and execute the query, with the<text:line-break/></text:span><text:span text:style-name="Source_20_Text"><text:span text:style-name="T10">sqlite_query()</text:span></text:span><text:span text:style-name="T13"> function.</text:span></text:p>
          <text:p text:style-name="P6"><text:span text:style-name="Source_20_Text"><text:span text:style-name="T9"><text:line-break/>&lt;?php</text:span></text:span></text:p>
          <text:p text:style-name="P4"><text:span text:style-name="Source_20_Text"><text:span text:style-name="T10">$query </text:span></text:span><text:span text:style-name="Source_20_Text"><text:span text:style-name="T9">= "SELECT * FROM books";<text:line-break/><text:line-break/>$result = </text:span></text:span><text:a xlink:type="simple" xlink:href="https://devzone.zend.com/manual/function.sqlite-query.php" office:target-frame-name="_blank" xlink:show="new"><text:span text:style-name="Source_20_Text"><text:span text:style-name="T16">sqlite_query</text:span></text:span></text:a><text:span text:style-name="Source_20_Text"><text:span text:style-name="T9">($handle, $query) or die("Error in query: ".</text:span></text:span><text:a xlink:type="simple" xlink:href="https://devzone.zend.com/manual/function.sqlite-error-string.php" office:target-frame-name="_blank" xlink:show="new"><text:span text:style-name="Source_20_Text"><text:span text:style-name="T16">sqlite_error_string</text:span></text:span></text:a><text:span text:style-name="Source_20_Text"><text:span text:style-name="T9">(</text:span></text:span><text:a xlink:type="simple" xlink:href="https://devzone.zend.com/manual/function.sqlite-last-error.php" office:target-frame-name="_blank" xlink:show="new"><text:span text:style-name="Source_20_Text"><text:span text:style-name="T16">sqlite_last_error</text:span></text:span></text:a><text:span text:style-name="Source_20_Text"><text:span text:style-name="T9">($handle)));</text:span></text:span></text:p>
          <text:p text:style-name="P6"><text:span text:style-name="Source_20_Text"><text:span text:style-name="T9">?&gt;<text:line-break/><text:line-break/></text:span></text:span></text:p>
          <text:p text:style-name="P6"><text:span text:style-name="T13">This function also needs two parameters: the database handle and the<text:line-break/>query string. Depending on whether or not the query was successful, the<text:line-break/></text:span><text:soft-page-break/><text:span text:style-name="T13">function returns true or false; in the event of a failure, the<text:line-break/></text:span><text:span text:style-name="Source_20_Text"><text:span text:style-name="T10">sqlite_error_string()</text:span></text:span><text:span text:style-name="T13"> and </text:span><text:span text:style-name="Source_20_Text"><text:span text:style-name="T10">sqlite_last_error()</text:span></text:span><text:span text:style-name="T13"><text:line-break/>functions can be used to display the error that took place.</text:span></text:p>
        </text:list-item>
        <text:list-item>
          <text:p text:style-name="P6"><text:span text:style-name="T13">If </text:span><text:span text:style-name="Source_20_Text"><text:span text:style-name="T10">sqlite_query()</text:span></text:span><text:span text:style-name="T13"> is successful, the result set returned by the<text:line-break/>query is stored in the variable </text:span><text:span text:style-name="Source_20_Text"><text:span text:style-name="T10">$result</text:span></text:span><text:span text:style-name="T13">. You can retrieve the records<text:line-break/>in the result set with the</text:span><text:span text:style-name="T40"> </text:span><text:span text:style-name="Source_20_Text"><text:span text:style-name="T42">sqlite_fetch_array()</text:span></text:span><text:span text:style-name="T40"> </text:span><text:span text:style-name="T13">function, which<text:line-break/></text:span><text:span text:style-name="T40">fetches a single row </text:span><text:span text:style-name="T13">of data as an array called </text:span><text:span text:style-name="Source_20_Text"><text:span text:style-name="T10">$row</text:span></text:span><text:span text:style-name="T13">. Fields in that<text:line-break/>record are represented as array elements, and can be accessed using<text:line-break/>standard index notation.</text:span></text:p>
          <text:p text:style-name="P6"><text:span text:style-name="T40">Each time you call </text:span><text:span text:style-name="Source_20_Text"><text:span text:style-name="T42">sqlite_fetch_array()</text:span></text:span><text:span text:style-name="T40">, the next record in the<text:line-break/>result set is returned. </text:span><text:span text:style-name="T13">This makes </text:span><text:span text:style-name="Source_20_Text"><text:span text:style-name="T10">sqlite_fetch_array()</text:span></text:span><text:span text:style-name="T13"> very suitable<text:line-break/>for use in a </text:span><text:span text:style-name="Source_20_Text"><text:span text:style-name="T10">while()</text:span></text:span><text:span text:style-name="T13"> loop, in much the same way as<text:line-break/></text:span><text:span text:style-name="Source_20_Text"><text:span text:style-name="T10">mysql_fetch_row()</text:span></text:span><text:span text:style-name="T13"> was used earlier.</text:span></text:p>
          <text:p text:style-name="P6"><text:span text:style-name="Source_20_Text"><text:span text:style-name="T9"><text:line-break/>&lt;?php</text:span></text:span></text:p>
          <text:p text:style-name="P4"><text:span text:style-name="Source_20_Text"><text:span text:style-name="T9">if (</text:span></text:span><text:a xlink:type="simple" xlink:href="https://devzone.zend.com/manual/function.sqlite-num-rows.php" office:target-frame-name="_blank" xlink:show="new"><text:span text:style-name="Source_20_Text"><text:span text:style-name="T16">sqlite_num_rows</text:span></text:span></text:a><text:span text:style-name="Source_20_Text"><text:span text:style-name="T9">($result) &gt; 0) {<text:line-break/><text:line-break/>    echo "&lt;table cellpadding=10 border=1&gt;";<text:line-break/><text:line-break/>    while(</text:span></text:span><text:span text:style-name="Source_20_Text"><text:span text:style-name="T41">$row = </text:span></text:span><text:a xlink:type="simple" xlink:href="https://devzone.zend.com/manual/function.sqlite-fetch-array.php" office:target-frame-name="_blank" xlink:show="new"><text:span text:style-name="Source_20_Text"><text:span text:style-name="T47">sqlite_fetch_array</text:span></text:span></text:a><text:span text:style-name="Source_20_Text"><text:span text:style-name="T41">($result)</text:span></text:span><text:span text:style-name="Source_20_Text"><text:span text:style-name="T9">) {</text:span></text:span></text:p>
          <text:p text:style-name="P4"><text:span text:style-name="Source_20_Text"><text:span text:style-name="T19">        </text:span></text:span><text:span text:style-name="Source_20_Text"><text:span text:style-name="T10">echo </text:span></text:span><text:span text:style-name="Source_20_Text"><text:span text:style-name="T9">"&lt;tr&gt;";<text:line-break/><text:line-break/>        echo "&lt;td&gt;".$row[0]."&lt;/td&gt;";</text:span></text:span></text:p>
          <text:p text:style-name="P4"><text:soft-page-break/><text:span text:style-name="Source_20_Text"><text:span text:style-name="T19">        </text:span></text:span><text:span text:style-name="Source_20_Text"><text:span text:style-name="T10">echo </text:span></text:span><text:span text:style-name="Source_20_Text"><text:span text:style-name="T9">"&lt;td&gt;".$row[1]."&lt;/td&gt;";<text:line-break/><text:line-break/>        echo "&lt;td&gt;".$row[2]."&lt;/td&gt;";</text:span></text:span></text:p>
          <text:p text:style-name="P4"><text:span text:style-name="Source_20_Text"><text:span text:style-name="T19">        </text:span></text:span><text:span text:style-name="Source_20_Text"><text:span text:style-name="T10">echo </text:span></text:span><text:span text:style-name="Source_20_Text"><text:span text:style-name="T9">"&lt;/tr&gt;";<text:line-break/><text:line-break/>    }<text:line-break/><text:line-break/>    echo "&lt;/table&gt;";<text:line-break/><text:line-break/>}</text:span></text:span></text:p>
          <text:p text:style-name="P6"><text:span text:style-name="Source_20_Text"><text:span text:style-name="T9">?&gt;</text:span></text:span></text:p>
          <text:p text:style-name="P6"><text:span text:style-name="T13">The number of records returned by the query can be retrieved with<text:line-break/>the</text:span><text:span text:style-name="T40"> </text:span><text:span text:style-name="Source_20_Text"><text:span text:style-name="T42">sqlite_num_rows()</text:span></text:span><text:span text:style-name="T40"> </text:span><text:span text:style-name="T13">function. Or, if what you’re really interested in<text:line-break/>is the number of fields in the result set, use the</text:span><text:span text:style-name="T40"> </text:span><text:span text:style-name="Source_20_Text"><text:span text:style-name="T42">sqlite_num_fields()</text:span></text:span><text:span text:style-name="T13"><text:line-break/>function instead. Of course, these are only applicable with queries<text:line-break/>that actually return records; it doesn’t really make sense to use them<text:line-break/>with </text:span><text:span text:style-name="Source_20_Text"><text:span text:style-name="T10">INSERT</text:span></text:span><text:span text:style-name="T13">, </text:span><text:span text:style-name="Source_20_Text"><text:span text:style-name="T10">UPDATE</text:span></text:span><text:span text:style-name="T13"> or </text:span><text:span text:style-name="Source_20_Text"><text:span text:style-name="T10">DELETE</text:span></text:span><text:span text:style-name="T13"> queries.</text:span></text:p>
        </text:list-item>
        <text:list-item>
          <text:p text:style-name="P6"><text:span text:style-name="T13">Once you’re done, it’s a good idea to close the database handle and return<text:line-break/>the used memory to the system, with a call to</text:span><text:span text:style-name="T40"> </text:span><text:span text:style-name="Source_20_Text"><text:span text:style-name="T42">sqlite_close()</text:span></text:span><text:span text:style-name="T13">:</text:span></text:p>
          <text:p text:style-name="P6"><text:span text:style-name="Source_20_Text"><text:span text:style-name="T9"><text:line-break/>&lt;?php</text:span></text:span></text:p>
          <text:p text:style-name="P4"><text:span text:style-name="Source_20_Text"><text:span text:style-name="T10">sqlite_close</text:span></text:span><text:span text:style-name="Source_20_Text"><text:span text:style-name="T9">($handle);</text:span></text:span></text:p>
          <text:p text:style-name="P6"><text:span text:style-name="Source_20_Text"><text:span text:style-name="T9">?&gt;</text:span></text:span></text:p>
        </text:list-item>
      </text:list>
      <text:p text:style-name="P5"><text:span text:style-name="T13">In PHP 5 </text:span><text:span text:style-name="T40">you can also use the SQLite API in an object-oriented way,</text:span><text:span text:style-name="T13"><text:line-break/></text:span><text:soft-page-break/><text:span text:style-name="T40">wherein each of the functions above becomes a method of the<text:line-break/></text:span><text:span text:style-name="Source_20_Text"><text:span text:style-name="T42">SQLiteDatabase()</text:span></text:span><text:span text:style-name="T40"> object.</text:span><text:span text:style-name="T13"> Take a look at this next listing,<text:line-break/>which is equivalent to the one above:</text:span></text:p>
      <text:p text:style-name="P5"><text:span text:style-name="Source_20_Text"><text:span text:style-name="T9"><text:line-break/>&lt;html&gt;<text:line-break/><text:line-break/>&lt;head&gt;&lt;/head&gt;<text:line-break/><text:line-break/>&lt;body&gt;</text:span></text:span></text:p>
      <text:p text:style-name="P3"><text:span text:style-name="Source_20_Text"><text:span text:style-name="T12">&lt;?php<text:line-break/><text:line-break/>// set path of database file<text:line-break/><text:line-break/></text:span></text:span><text:span text:style-name="Source_20_Text"><text:span text:style-name="T44">$file = $_SERVER['DOCUMENT_ROOT']."/../library.db";</text:span></text:span></text:p>
      <text:p text:style-name="P3"><text:span text:style-name="Source_20_Text"><text:span text:style-name="T12">// create database object<text:line-break/><text:line-break/></text:span></text:span><text:span text:style-name="Source_20_Text"><text:span text:style-name="T44">$db = new SQLiteDatabase($file)</text:span></text:span><text:span text:style-name="Source_20_Text"><text:span text:style-name="T12"> or die("Could not open database");</text:span></text:span></text:p>
      <text:p text:style-name="P3"><text:span text:style-name="Source_20_Text"><text:span text:style-name="T12">// generate query string<text:line-break/><text:line-break/>$query = "SELECT *  FROM books";</text:span></text:span></text:p>
      <text:p text:style-name="P3"><text:span text:style-name="Source_20_Text"><text:span text:style-name="T12">// execute query<text:line-break/><text:line-break/>// return result object<text:line-break/><text:line-break/></text:span></text:span><text:span text:style-name="Source_20_Text"><text:span text:style-name="T44">$result = $db-&gt;query($query)</text:span></text:span><text:span text:style-name="Source_20_Text"><text:span text:style-name="T12"> or die("Error in query");</text:span></text:span></text:p>
      <text:p text:style-name="P3"><text:span text:style-name="Source_20_Text"><text:span text:style-name="T12">// if rows exist<text:line-break/></text:span></text:span><text:soft-page-break/><text:span text:style-name="Source_20_Text"><text:span text:style-name="T12"><text:line-break/>if (</text:span></text:span><text:span text:style-name="Source_20_Text"><text:span text:style-name="T44">$result-&gt;numRows()</text:span></text:span><text:span text:style-name="Source_20_Text"><text:span text:style-name="T12"> &gt; 0) {<text:line-break/><text:line-break/>    // get each row as an array<text:line-break/><text:line-break/>    // print values<text:line-break/><text:line-break/>    echo "&lt;table cellpadding=10 border=1&gt;";</text:span></text:span></text:p>
      <text:p text:style-name="P3"><text:span text:style-name="Source_20_Text"><text:span text:style-name="T18">    </text:span></text:span><text:span text:style-name="Source_20_Text"><text:span text:style-name="T11">while(</text:span></text:span><text:span text:style-name="Source_20_Text"><text:span text:style-name="T12">$row = $result-&gt;fetch()) {<text:line-break/><text:line-break/>        echo "&lt;tr&gt;";<text:line-break/><text:line-break/>        echo "&lt;td&gt;".$row[0]."&lt;/td&gt;";</text:span></text:span></text:p>
      <text:p text:style-name="P3"><text:span text:style-name="Source_20_Text"><text:span text:style-name="T18">        </text:span></text:span><text:span text:style-name="Source_20_Text"><text:span text:style-name="T11">echo </text:span></text:span><text:span text:style-name="Source_20_Text"><text:span text:style-name="T12">"&lt;td&gt;".$row[1]."&lt;/td&gt;";<text:line-break/><text:line-break/>        echo "&lt;td&gt;".$row[2]."&lt;/td&gt;";</text:span></text:span></text:p>
      <text:p text:style-name="P3"><text:span text:style-name="Source_20_Text"><text:span text:style-name="T18">        </text:span></text:span><text:span text:style-name="Source_20_Text"><text:span text:style-name="T11">echo </text:span></text:span><text:span text:style-name="Source_20_Text"><text:span text:style-name="T12">"&lt;/tr&gt;";<text:line-break/><text:line-break/>    }<text:line-break/><text:line-break/>    echo "&lt;/table&gt;";<text:line-break/><text:line-break/>}</text:span></text:span></text:p>
      <text:p text:style-name="P3"><text:span text:style-name="Source_20_Text"><text:span text:style-name="T12">// all done<text:line-break/><text:line-break/>// destroy database object<text:line-break/><text:line-break/></text:span></text:span><text:soft-page-break/><text:span text:style-name="Source_20_Text"><text:span text:style-name="T12">unset($db);</text:span></text:span></text:p>
      <text:p text:style-name="P5"><text:span text:style-name="Source_20_Text"><text:span text:style-name="T9">?&gt;<text:line-break/><text:line-break/></text:span></text:span><text:span text:style-name="Source_20_Text"><text:span text:style-name="T10">&lt;/body&gt;<text:line-break/><text:line-break/>&lt;/html&gt;</text:span></text:span></text:p>
      <text:p text:style-name="P5"><text:span text:style-name="T13">Here, the </text:span><text:span text:style-name="Source_20_Text"><text:span text:style-name="T10">new</text:span></text:span><text:span text:style-name="T13"> keyword is used to instantiate an object<text:line-break/>of the class </text:span><text:span text:style-name="Source_20_Text"><text:span text:style-name="T10">SQLiteDatabase()</text:span></text:span><text:span text:style-name="T13"> by passing the object<text:line-break/>constructor the name of the database file.</text:span><text:span text:style-name="T40"> If the database file does<text:line-break/>not already exist, a new database file is created. </text:span><text:span text:style-name="T13">The resulting object,<text:line-break/>stored in </text:span><text:span text:style-name="Source_20_Text"><text:span text:style-name="T10">$db</text:span></text:span><text:span text:style-name="T13">, then exposes methods and properties to<text:line-break/>perform queries. Every query returns an instance of the class</text:span></text:p>
      <text:p text:style-name="P5"><text:span text:style-name="Source_20_Text"><text:span text:style-name="T10">SQLiteResult()</text:span></text:span><text:span text:style-name="T13">, which in turn exposes methods for<text:line-break/>fetching and processing records.</text:span></text:p>
      <text:p text:style-name="P2">If you look closely at the two scripts above, you’ll see the numerous<text:line-break/>similarities between the procedural function names and the object method<text:line-break/>names. While the correspondence between the two is not perfect, it’s<text:line-break/>usually close enough to make it possible to guess the one if you know the other.</text:p>
      <text:p text:style-name="P7"><text:bookmark text:name="Heading5"/></text:p>
      <text:h text:style-name="P10" text:outline-level="2">Different Strokes</text:h>
      <text:p text:style-name="P5"><text:span text:style-name="T13">As with the MySQL API, PHP’s </text:span><text:span text:style-name="T40">SQLite API offers you more than one way to<text:line-break/>skin a cat</text:span><text:span text:style-name="T13">. For example,</text:span><text:span text:style-name="T40"> you can retrieve each row as an object with the<text:line-break/></text:span><text:span text:style-name="Source_20_Text"><text:span text:style-name="T42">sqlite_fetch_object()</text:span></text:span><text:span text:style-name="T40"> method, and access field values<text:line-break/></text:span><text:soft-page-break/><text:span text:style-name="T40">by using the field names as object properties. Here’s an example:</text:span></text:p>
      <text:p text:style-name="P5"><text:span text:style-name="Source_20_Text"><text:span text:style-name="T9"><text:line-break/>&lt;html&gt;</text:span></text:span></text:p>
      <text:p text:style-name="P3"><text:span text:style-name="Source_20_Text"><text:span text:style-name="T11">&lt;head&gt;&lt;/head&gt;<text:line-break/><text:line-break/>&lt;body&gt;<text:line-break/><text:line-break/></text:span></text:span><text:span text:style-name="Source_20_Text"><text:span text:style-name="T12">&lt;?php<text:line-break/><text:line-break/>// set path of database file<text:line-break/><text:line-break/>$db = $_SERVER['DOCUMENT_ROOT']."/../library.db";</text:span></text:span></text:p>
      <text:p text:style-name="P3"><text:span text:style-name="Source_20_Text"><text:span text:style-name="T12">// open database file</text:span></text:span></text:p>
      <text:p text:style-name="P3"><text:span text:style-name="Source_20_Text"><text:span text:style-name="T12">$handle = </text:span></text:span><text:a xlink:type="simple" xlink:href="https://devzone.zend.com/manual/function.sqlite-open.php" office:target-frame-name="_blank" xlink:show="new"><text:span text:style-name="Source_20_Text"><text:span text:style-name="T15">sqlite_open</text:span></text:span></text:a><text:span text:style-name="Source_20_Text"><text:span text:style-name="T12">($db) or die("Could not open database");</text:span></text:span></text:p>
      <text:p text:style-name="P3"><text:span text:style-name="Source_20_Text"><text:span text:style-name="T12">// generate query string<text:line-break/><text:line-break/>$query = "SELECT * FROM books";</text:span></text:span></text:p>
      <text:p text:style-name="P3"><text:span text:style-name="Source_20_Text"><text:span text:style-name="T12">// execute query<text:line-break/><text:line-break/></text:span></text:span><text:span text:style-name="Source_20_Text"><text:span text:style-name="T44">$result = </text:span></text:span><text:a xlink:type="simple" xlink:href="https://devzone.zend.com/manual/function.sqlite-query.php" office:target-frame-name="_blank" xlink:show="new"><text:span text:style-name="Source_20_Text"><text:span text:style-name="T46">sqlite_query</text:span></text:span></text:a><text:span text:style-name="Source_20_Text"><text:span text:style-name="T44">($handle, $query) </text:span></text:span><text:span text:style-name="Source_20_Text"><text:span text:style-name="T12">or die("Error in query: ".</text:span></text:span><text:a xlink:type="simple" xlink:href="https://devzone.zend.com/manual/function.sqlite-error-string.php" office:target-frame-name="_blank" xlink:show="new"><text:span text:style-name="Source_20_Text"><text:span text:style-name="T15">sqlite_error_string</text:span></text:span></text:a><text:span text:style-name="Source_20_Text"><text:span text:style-name="T12">(</text:span></text:span><text:a xlink:type="simple" xlink:href="https://devzone.zend.com/manual/function.sqlite-last-error.php" office:target-frame-name="_blank" xlink:show="new"><text:span text:style-name="Source_20_Text"><text:span text:style-name="T15">sqlite_last_error</text:span></text:span></text:a><text:span text:style-name="Source_20_Text"><text:span text:style-name="T12">($handle)));</text:span></text:span></text:p>
      <text:p text:style-name="P3"><text:span text:style-name="Source_20_Text"><text:span text:style-name="T12">// if rows exist<text:line-break/><text:line-break/>if (</text:span></text:span><text:a xlink:type="simple" xlink:href="https://devzone.zend.com/manual/function.sqlite-num-rows.php" office:target-frame-name="_blank" xlink:show="new"><text:span text:style-name="Source_20_Text"><text:span text:style-name="T15">sqlite_num_rows</text:span></text:span></text:a><text:span text:style-name="Source_20_Text"><text:span text:style-name="T12">($result) &gt; 0) {<text:line-break/><text:line-break/>    // get each row as an object<text:line-break/></text:span></text:span><text:soft-page-break/><text:span text:style-name="Source_20_Text"><text:span text:style-name="T12"><text:line-break/>    // print field values as object properties<text:line-break/><text:line-break/>    echo "&lt;table cellpadding=10 border=1&gt;";</text:span></text:span></text:p>
      <text:p text:style-name="P3"><text:span text:style-name="Source_20_Text"><text:span text:style-name="T18">    </text:span></text:span><text:span text:style-name="Source_20_Text"><text:span text:style-name="T11">while(</text:span></text:span><text:span text:style-name="Source_20_Text"><text:span text:style-name="T44">$obj = </text:span></text:span><text:a xlink:type="simple" xlink:href="https://devzone.zend.com/manual/function.sqlite-fetch-object.php" office:target-frame-name="_blank" xlink:show="new"><text:span text:style-name="Source_20_Text"><text:span text:style-name="T46">sqlite_fetch_object</text:span></text:span></text:a><text:span text:style-name="Source_20_Text"><text:span text:style-name="T44">($result)</text:span></text:span><text:span text:style-name="Source_20_Text"><text:span text:style-name="T12">) {<text:line-break/><text:line-break/>        echo "&lt;tr&gt;";<text:line-break/><text:line-break/>        echo "&lt;td&gt;".</text:span></text:span><text:span text:style-name="Source_20_Text"><text:span text:style-name="T44">$obj-&gt;id</text:span></text:span><text:span text:style-name="Source_20_Text"><text:span text:style-name="T12">."&lt;/td&gt;";</text:span></text:span></text:p>
      <text:p text:style-name="P3"><text:span text:style-name="Source_20_Text"><text:span text:style-name="T18">        </text:span></text:span><text:span text:style-name="Source_20_Text"><text:span text:style-name="T11">echo </text:span></text:span><text:span text:style-name="Source_20_Text"><text:span text:style-name="T12">"&lt;td&gt;".$obj-&gt;title."&lt;/td&gt;";<text:line-break/><text:line-break/>        echo "&lt;td&gt;".$obj-&gt;author."&lt;/td&gt;";</text:span></text:span></text:p>
      <text:p text:style-name="P3"><text:span text:style-name="Source_20_Text"><text:span text:style-name="T18">        </text:span></text:span><text:span text:style-name="Source_20_Text"><text:span text:style-name="T11">echo </text:span></text:span><text:span text:style-name="Source_20_Text"><text:span text:style-name="T12">"&lt;/tr&gt;";<text:line-break/><text:line-break/>    }<text:line-break/><text:line-break/>    echo "&lt;/table&gt;";<text:line-break/><text:line-break/>}</text:span></text:span></text:p>
      <text:p text:style-name="P3"><text:span text:style-name="Source_20_Text"><text:span text:style-name="T12">// all done<text:line-break/><text:line-break/>// close database file<text:line-break/><text:line-break/></text:span></text:span><text:a xlink:type="simple" xlink:href="https://devzone.zend.com/manual/function.sqlite-close.php" office:target-frame-name="_blank" xlink:show="new"><text:span text:style-name="Source_20_Text"><text:span text:style-name="T15">sqlite_close</text:span></text:span></text:a><text:span text:style-name="Source_20_Text"><text:span text:style-name="T12">($handle);</text:span></text:span></text:p>
      <text:p text:style-name="P5"><text:span text:style-name="Source_20_Text"><text:span text:style-name="T9">?&gt;<text:line-break/><text:line-break/></text:span></text:span><text:soft-page-break/><text:span text:style-name="Source_20_Text"><text:span text:style-name="T10">&lt;/body&gt;<text:line-break/><text:line-break/>&lt;/html&gt;</text:span></text:span></text:p>
      <text:p text:style-name="P5"><text:span text:style-name="T40">Another option is to retrieve the complete result set in one fell<text:line-break/>swoop with the </text:span><text:span text:style-name="Source_20_Text"><text:span text:style-name="T42">sqlite_fetch_all()</text:span></text:span><text:span text:style-name="T40"> function. This function<text:line-break/>retrieves the complete set of records as an array of arrays; each<text:line-break/>element of the outer array represents a record, and is itself<text:line-break/>structured as an array whose elements represent fields in that record.</text:span></text:p>
      <text:p text:style-name="P2">Here’s an example, which might make this clearer:</text:p>
      <text:p text:style-name="P5"><text:span text:style-name="Source_20_Text"><text:span text:style-name="T9"><text:line-break/>&lt;html&gt;<text:line-break/><text:line-break/>&lt;head&gt;&lt;/head&gt;<text:line-break/><text:line-break/>&lt;body&gt;<text:line-break/><text:line-break/>&lt;?php<text:line-break/><text:line-break/>// set path of database file<text:line-break/><text:line-break/>$db = $_SERVER['DOCUMENT_ROOT']."/../library.db";</text:span></text:span></text:p>
      <text:p text:style-name="P3"><text:span text:style-name="Source_20_Text"><text:span text:style-name="T12">// open database file<text:line-break/><text:line-break/>$handle = </text:span></text:span><text:a xlink:type="simple" xlink:href="https://devzone.zend.com/manual/function.sqlite-open.php" office:target-frame-name="_blank" xlink:show="new"><text:span text:style-name="Source_20_Text"><text:span text:style-name="T15">sqlite_open</text:span></text:span></text:a><text:span text:style-name="Source_20_Text"><text:span text:style-name="T12">($db) or die("Could not open database");</text:span></text:span></text:p>
      <text:p text:style-name="P3"><text:soft-page-break/><text:span text:style-name="Source_20_Text"><text:span text:style-name="T12">// generate query string<text:line-break/><text:line-break/>$query = "SELECT * FROM books";</text:span></text:span></text:p>
      <text:p text:style-name="P3"><text:span text:style-name="Source_20_Text"><text:span text:style-name="T12">// execute query<text:line-break/><text:line-break/></text:span></text:span><text:span text:style-name="Source_20_Text"><text:span text:style-name="T44">$result = </text:span></text:span><text:a xlink:type="simple" xlink:href="https://devzone.zend.com/manual/function.sqlite-query.php" office:target-frame-name="_blank" xlink:show="new"><text:span text:style-name="Source_20_Text"><text:span text:style-name="T46">sqlite_query</text:span></text:span></text:a><text:span text:style-name="Source_20_Text"><text:span text:style-name="T44">($handle, $query) </text:span></text:span><text:span text:style-name="Source_20_Text"><text:span text:style-name="T12">or die("Error in query: ".</text:span></text:span><text:a xlink:type="simple" xlink:href="https://devzone.zend.com/manual/function.sqlite-error-string.php" office:target-frame-name="_blank" xlink:show="new"><text:span text:style-name="Source_20_Text"><text:span text:style-name="T15">sqlite_error_string</text:span></text:span></text:a><text:span text:style-name="Source_20_Text"><text:span text:style-name="T12">(</text:span></text:span><text:a xlink:type="simple" xlink:href="https://devzone.zend.com/manual/function.sqlite-last-error.php" office:target-frame-name="_blank" xlink:show="new"><text:span text:style-name="Source_20_Text"><text:span text:style-name="T15">sqlite_last_error</text:span></text:span></text:a><text:span text:style-name="Source_20_Text"><text:span text:style-name="T12">($handle)));</text:span></text:span></text:p>
      <text:p text:style-name="P3"><text:span text:style-name="Source_20_Text"><text:span text:style-name="T12">// get the complete result set as a series of nested arrays<text:line-break/><text:line-break/></text:span></text:span><text:span text:style-name="Source_20_Text"><text:span text:style-name="T44">$data = </text:span></text:span><text:a xlink:type="simple" xlink:href="https://devzone.zend.com/manual/function.sqlite-fetch-all.php" office:target-frame-name="_blank" xlink:show="new"><text:span text:style-name="Source_20_Text"><text:span text:style-name="T46">sqlite_fetch_all</text:span></text:span></text:a><text:span text:style-name="Source_20_Text"><text:span text:style-name="T44">($result);</text:span></text:span></text:p>
      <text:p text:style-name="P3"><text:span text:style-name="Source_20_Text"><text:span text:style-name="T12">// all done<text:line-break/><text:line-break/>// close database file<text:line-break/><text:line-break/></text:span></text:span><text:a xlink:type="simple" xlink:href="https://devzone.zend.com/manual/function.sqlite-close.php" office:target-frame-name="_blank" xlink:show="new"><text:span text:style-name="Source_20_Text"><text:span text:style-name="T46">sqlite_close</text:span></text:span></text:a><text:span text:style-name="Source_20_Text"><text:span text:style-name="T44">($handle);</text:span></text:span></text:p>
      <text:p text:style-name="P3"><text:span text:style-name="Source_20_Text"><text:span text:style-name="T12">// check the array to see if it contains at least one record</text:span></text:span></text:p>
      <text:p text:style-name="P3"><text:span text:style-name="Source_20_Text"><text:span text:style-name="T12">if (</text:span></text:span><text:a xlink:type="simple" xlink:href="https://devzone.zend.com/manual/function.sizeof.php" office:target-frame-name="_blank" xlink:show="new"><text:span text:style-name="Source_20_Text"><text:span text:style-name="T15">sizeof</text:span></text:span></text:a><text:span text:style-name="Source_20_Text"><text:span text:style-name="T12">($data) &gt; 0) {<text:line-break/><text:line-break/>    echo "&lt;table cellpadding=10 border=1&gt;";<text:line-break/><text:line-break/>    // iterate over outer array (rows)<text:line-break/><text:line-break/>    // print values for each element of inner array (columns)<text:line-break/><text:line-break/>    </text:span></text:span><text:span text:style-name="Source_20_Text"><text:span text:style-name="T44">foreach ($data as $row) {</text:span></text:span></text:p>
      <text:p text:style-name="P3"><text:span text:style-name="Source_20_Text"><text:span text:style-name="T18">        </text:span></text:span><text:span text:style-name="Source_20_Text"><text:span text:style-name="T11">echo </text:span></text:span><text:span text:style-name="Source_20_Text"><text:span text:style-name="T12">"&lt;tr&gt;";<text:line-break/><text:line-break/></text:span></text:span><text:soft-page-break/><text:span text:style-name="Source_20_Text"><text:span text:style-name="T12">        echo "&lt;td&gt;".</text:span></text:span><text:span text:style-name="Source_20_Text"><text:span text:style-name="T44">$row[0]</text:span></text:span><text:span text:style-name="Source_20_Text"><text:span text:style-name="T12">."&lt;/td&gt;";</text:span></text:span></text:p>
      <text:p text:style-name="P3"><text:span text:style-name="Source_20_Text"><text:span text:style-name="T18">        </text:span></text:span><text:span text:style-name="Source_20_Text"><text:span text:style-name="T11">echo </text:span></text:span><text:span text:style-name="Source_20_Text"><text:span text:style-name="T12">"&lt;td&gt;".$row[1]."&lt;/td&gt;";<text:line-break/><text:line-break/>        echo "&lt;td&gt;".$row[2]."&lt;/td&gt;";</text:span></text:span></text:p>
      <text:p text:style-name="P3"><text:span text:style-name="Source_20_Text"><text:span text:style-name="T18">        </text:span></text:span><text:span text:style-name="Source_20_Text"><text:span text:style-name="T11">echo </text:span></text:span><text:span text:style-name="Source_20_Text"><text:span text:style-name="T12">"&lt;/tr&gt;";<text:line-break/><text:line-break/>    }<text:line-break/><text:line-break/>    echo "&lt;/table&gt;";<text:line-break/><text:line-break/>}<text:line-break/><text:line-break/>?&gt;<text:line-break/><text:line-break/></text:span></text:span><text:span text:style-name="Source_20_Text"><text:span text:style-name="T11">&lt;/body&gt;<text:line-break/><text:line-break/>&lt;/html&gt;</text:span></text:span></text:p>
      <text:p text:style-name="P5"><text:span text:style-name="T13">In all the previous examples, the database remained open while the<text:line-break/>result set was processed, because records were retrieved one after<text:line-break/>another with the </text:span><text:span text:style-name="Source_20_Text"><text:span text:style-name="T10">sqlite_fetch_array()</text:span></text:span><text:span text:style-name="T13"> or<text:line-break/></text:span><text:span text:style-name="Source_20_Text"><text:span text:style-name="T10">sqlite_fetch_object()</text:span></text:span><text:span text:style-name="T13"> functions. </text:span><text:span text:style-name="T40">The example above is unique<text:line-break/>in that the database can be closed before the result set array is processed.</text:span><text:span text:style-name="T13"><text:line-break/>This is because the entire result set is retrieved at once and stored in the<text:line-break/></text:span><text:span text:style-name="Source_20_Text"><text:span text:style-name="T10">$data</text:span></text:span><text:span text:style-name="T13"> array, so there really isn’t any need to leave the database<text:line-break/></text:span><text:soft-page-break/><text:span text:style-name="T13">open while processing it.</text:span></text:p>
      <text:p text:style-name="P5"><text:span text:style-name="T40">If your result set contains only a single field, use the<text:line-break/></text:span><text:span text:style-name="Source_20_Text"><text:span text:style-name="T42">sqlite_fetch_single()</text:span></text:span><text:span text:style-name="T40">function, which retrieves the value of the first<text:line-break/>field of a row. </text:span><text:span text:style-name="T13">The PHP manual puts it best when it says “this is the<text:line-break/>most optimal way to retrieve data when you are only interested in the<text:line-break/>values from a single column of data.” Take a look:</text:span></text:p>
      <text:p text:style-name="P5"><text:span text:style-name="Source_20_Text"><text:span text:style-name="T9"><text:line-break/>&lt;html&gt;<text:line-break/><text:line-break/>&lt;head&gt;&lt;/head&gt;<text:line-break/><text:line-break/>&lt;body&gt;<text:line-break/><text:line-break/>&lt;?php<text:line-break/><text:line-break/>// set path of database file<text:line-break/><text:line-break/>$db = $_SERVER['DOCUMENT_ROOT']."/../library.db";</text:span></text:span></text:p>
      <text:p text:style-name="P3"><text:span text:style-name="Source_20_Text"><text:span text:style-name="T12">// open database file<text:line-break/><text:line-break/>$handle = </text:span></text:span><text:a xlink:type="simple" xlink:href="https://devzone.zend.com/manual/function.sqlite-open.php" office:target-frame-name="_blank" xlink:show="new"><text:span text:style-name="Source_20_Text"><text:span text:style-name="T15">sqlite_open</text:span></text:span></text:a><text:span text:style-name="Source_20_Text"><text:span text:style-name="T12">($db) or die("Could not open database");</text:span></text:span></text:p>
      <text:p text:style-name="P3"><text:span text:style-name="Source_20_Text"><text:span text:style-name="T12">// generate query string<text:line-break/><text:line-break/>// this query returns only a single record with a single field<text:line-break/><text:line-break/></text:span></text:span><text:soft-page-break/><text:span text:style-name="Source_20_Text"><text:span text:style-name="T12">$query = "SELECT author FROM books WHERE title = 'A Study In Scarlet'";</text:span></text:span></text:p>
      <text:p text:style-name="P3"><text:span text:style-name="Source_20_Text"><text:span text:style-name="T12">// execute query<text:line-break/><text:line-break/></text:span></text:span><text:span text:style-name="Source_20_Text"><text:span text:style-name="T44">$result = </text:span></text:span><text:a xlink:type="simple" xlink:href="https://devzone.zend.com/manual/function.sqlite-query.php" office:target-frame-name="_blank" xlink:show="new"><text:span text:style-name="Source_20_Text"><text:span text:style-name="T46">sqlite_query</text:span></text:span></text:a><text:span text:style-name="Source_20_Text"><text:span text:style-name="T44">($handle, $query) </text:span></text:span><text:span text:style-name="Source_20_Text"><text:span text:style-name="T12">or die("Error in query: ".</text:span></text:span><text:a xlink:type="simple" xlink:href="https://devzone.zend.com/manual/function.sqlite-error-string.php" office:target-frame-name="_blank" xlink:show="new"><text:span text:style-name="Source_20_Text"><text:span text:style-name="T15">sqlite_error_string</text:span></text:span></text:a><text:span text:style-name="Source_20_Text"><text:span text:style-name="T12">(</text:span></text:span><text:a xlink:type="simple" xlink:href="https://devzone.zend.com/manual/function.sqlite-last-error.php" office:target-frame-name="_blank" xlink:show="new"><text:span text:style-name="Source_20_Text"><text:span text:style-name="T15">sqlite_last_error</text:span></text:span></text:a><text:span text:style-name="Source_20_Text"><text:span text:style-name="T12">($handle)));</text:span></text:span></text:p>
      <text:p text:style-name="P3"><text:span text:style-name="Source_20_Text"><text:span text:style-name="T12">// if a row exists<text:line-break/><text:line-break/>if (</text:span></text:span><text:a xlink:type="simple" xlink:href="https://devzone.zend.com/manual/function.sqlite-num-rows.php" office:target-frame-name="_blank" xlink:show="new"><text:span text:style-name="Source_20_Text"><text:span text:style-name="T15">sqlite_num_rows</text:span></text:span></text:a><text:span text:style-name="Source_20_Text"><text:span text:style-name="T12">($result) &gt; 0) {<text:line-break/><text:line-break/>    // get the value of the first field of the first row<text:line-break/><text:line-break/>    echo </text:span></text:span><text:a xlink:type="simple" xlink:href="https://devzone.zend.com/manual/function.sqlite-fetch-single.php" office:target-frame-name="_blank" xlink:show="new"><text:span text:style-name="Source_20_Text"><text:span text:style-name="T46">sqlite_fetch_single</text:span></text:span></text:a><text:span text:style-name="Source_20_Text"><text:span text:style-name="T44">($result)</text:span></text:span><text:span text:style-name="Source_20_Text"><text:span text:style-name="T12">;<text:line-break/><text:line-break/>}</text:span></text:span></text:p>
      <text:p text:style-name="P5"><text:span text:style-name="Source_20_Text"><text:span text:style-name="T9">// all done<text:line-break/><text:line-break/>// close database file<text:line-break/><text:line-break/></text:span></text:span><text:a xlink:type="simple" xlink:href="https://devzone.zend.com/manual/function.sqlite-close.php" office:target-frame-name="_blank" xlink:show="new"><text:span text:style-name="Source_20_Text"><text:span text:style-name="T16">sqlite_close</text:span></text:span></text:a><text:span text:style-name="Source_20_Text"><text:span text:style-name="T9">($handle);<text:line-break/><text:line-break/>?&gt;<text:line-break/><text:line-break/></text:span></text:span><text:span text:style-name="Source_20_Text"><text:span text:style-name="T10">&lt;/body&gt;<text:line-break/><text:line-break/>&lt;/html&gt;</text:span></text:span></text:p>
      <text:p text:style-name="P5"><text:soft-page-break/><text:span text:style-name="T13">You can even use the </text:span><text:span text:style-name="Source_20_Text"><text:span text:style-name="T10">sqlite_fetch_single()</text:span></text:span><text:span text:style-name="T13"> function in combination<text:line-break/>with a </text:span><text:span text:style-name="Source_20_Text"><text:span text:style-name="T10">while()</text:span></text:span><text:span text:style-name="T13"> loop to iterate over a result set containing many records<text:line-break/>but a single field. Notice also my usage of the</text:span><text:span text:style-name="T40"> </text:span><text:span text:style-name="Source_20_Text"><text:span text:style-name="T42">sqlite_has_more()</text:span></text:span></text:p>
      <text:p text:style-name="P2">function, <text:span text:style-name="T58">to check if the next row exists or not.</text:span></text:p>
      <text:p text:style-name="P5"><text:span text:style-name="Source_20_Text"><text:span text:style-name="T9"><text:line-break/>&lt;html&gt;<text:line-break/><text:line-break/>&lt;head&gt;&lt;/head&gt;<text:line-break/><text:line-break/>&lt;body&gt;<text:line-break/><text:line-break/>&lt;?php<text:line-break/><text:line-break/>// set path of database file<text:line-break/><text:line-break/>$db = $_SERVER['DOCUMENT_ROOT']."/../library.db";</text:span></text:span></text:p>
      <text:p text:style-name="P3"><text:span text:style-name="Source_20_Text"><text:span text:style-name="T12">// open database file<text:line-break/><text:line-break/>$handle = </text:span></text:span><text:a xlink:type="simple" xlink:href="https://devzone.zend.com/manual/function.sqlite-open.php" office:target-frame-name="_blank" xlink:show="new"><text:span text:style-name="Source_20_Text"><text:span text:style-name="T15">sqlite_open</text:span></text:span></text:a><text:span text:style-name="Source_20_Text"><text:span text:style-name="T12">($db) or die("Could not open database");</text:span></text:span></text:p>
      <text:p text:style-name="P3"><text:span text:style-name="Source_20_Text"><text:span text:style-name="T12">// generate query string<text:line-break/><text:line-break/>$query = "SELECT DISTINCT author FROM books";</text:span></text:span></text:p>
      <text:p text:style-name="P3"><text:span text:style-name="Source_20_Text"><text:span text:style-name="T12">// execute query<text:line-break/><text:line-break/>$result = </text:span></text:span><text:a xlink:type="simple" xlink:href="https://devzone.zend.com/manual/function.sqlite-query.php" office:target-frame-name="_blank" xlink:show="new"><text:span text:style-name="Source_20_Text"><text:span text:style-name="T15">sqlite_query</text:span></text:span></text:a><text:span text:style-name="Source_20_Text"><text:span text:style-name="T12">($handle, $query) or die("Error in query: </text:span></text:span><text:soft-page-break/><text:span text:style-name="Source_20_Text"><text:span text:style-name="T12">".</text:span></text:span><text:a xlink:type="simple" xlink:href="https://devzone.zend.com/manual/function.sqlite-error-string.php" office:target-frame-name="_blank" xlink:show="new"><text:span text:style-name="Source_20_Text"><text:span text:style-name="T15">sqlite_error_string</text:span></text:span></text:a><text:span text:style-name="Source_20_Text"><text:span text:style-name="T12">(</text:span></text:span><text:a xlink:type="simple" xlink:href="https://devzone.zend.com/manual/function.sqlite-last-error.php" office:target-frame-name="_blank" xlink:show="new"><text:span text:style-name="Source_20_Text"><text:span text:style-name="T15">sqlite_last_error</text:span></text:span></text:a><text:span text:style-name="Source_20_Text"><text:span text:style-name="T12">($handle)));</text:span></text:span></text:p>
      <text:p text:style-name="P3"><text:span text:style-name="Source_20_Text"><text:span text:style-name="T12">// if rows exist<text:line-break/><text:line-break/>if (</text:span></text:span><text:a xlink:type="simple" xlink:href="https://devzone.zend.com/manual/function.sqlite-num-rows.php" office:target-frame-name="_blank" xlink:show="new"><text:span text:style-name="Source_20_Text"><text:span text:style-name="T15">sqlite_num_rows</text:span></text:span></text:a><text:span text:style-name="Source_20_Text"><text:span text:style-name="T12">($result) &gt; 0) {<text:line-break/><text:line-break/>    echo "&lt;table cellpadding=10 border=1&gt;";<text:line-break/><text:line-break/>    // check for more rows<text:line-break/><text:line-break/>    while (</text:span></text:span><text:a xlink:type="simple" xlink:href="https://devzone.zend.com/manual/function.sqlite-has-more.php" office:target-frame-name="_blank" xlink:show="new"><text:span text:style-name="Source_20_Text"><text:span text:style-name="T15">sqlite_has_more</text:span></text:span></text:a><text:span text:style-name="Source_20_Text"><text:span text:style-name="T12">($result)) {</text:span></text:span></text:p>
      <text:p text:style-name="P3"><text:span text:style-name="Source_20_Text"><text:span text:style-name="T18">        </text:span></text:span><text:span text:style-name="Source_20_Text"><text:span text:style-name="T12">// get first field from each row<text:line-break/><text:line-break/>        // print values<text:line-break/><text:line-break/>        $row = </text:span></text:span><text:a xlink:type="simple" xlink:href="https://devzone.zend.com/manual/function.sqlite-fetch-single.php" office:target-frame-name="_blank" xlink:show="new"><text:span text:style-name="Source_20_Text"><text:span text:style-name="T15">sqlite_fetch_single</text:span></text:span></text:a><text:span text:style-name="Source_20_Text"><text:span text:style-name="T12">($result);<text:line-break/><text:line-break/>        echo "&lt;tr&gt;";<text:line-break/><text:line-break/>        echo "&lt;td&gt;".$row."&lt;/td&gt;";</text:span></text:span></text:p>
      <text:p text:style-name="P3"><text:span text:style-name="Source_20_Text"><text:span text:style-name="T18">        </text:span></text:span><text:span text:style-name="Source_20_Text"><text:span text:style-name="T11">echo </text:span></text:span><text:span text:style-name="Source_20_Text"><text:span text:style-name="T12">"&lt;/tr&gt;";<text:line-break/><text:line-break/>    }<text:line-break/><text:line-break/>    echo "&lt;/table&gt;";<text:line-break/><text:line-break/>}</text:span></text:span></text:p>
      <text:p text:style-name="P3"><text:span text:style-name="Source_20_Text"><text:span text:style-name="T12">// all done<text:line-break/></text:span></text:span><text:soft-page-break/><text:span text:style-name="Source_20_Text"><text:span text:style-name="T12"><text:line-break/>// close database file<text:line-break/><text:line-break/></text:span></text:span><text:a xlink:type="simple" xlink:href="https://devzone.zend.com/manual/function.sqlite-close.php" office:target-frame-name="_blank" xlink:show="new"><text:span text:style-name="Source_20_Text"><text:span text:style-name="T15">sqlite_close</text:span></text:span></text:a><text:span text:style-name="Source_20_Text"><text:span text:style-name="T12">($handle);</text:span></text:span></text:p>
      <text:p text:style-name="P5"><text:span text:style-name="Source_20_Text"><text:span text:style-name="T9">?&gt;<text:line-break/><text:line-break/></text:span></text:span><text:span text:style-name="Source_20_Text"><text:span text:style-name="T10">&lt;/body&gt;<text:line-break/><text:line-break/>&lt;/html&gt;</text:span></text:span></text:p>
      <text:p text:style-name="P5"><text:span text:style-name="T40">You can, of course, do the same thing using object notation in PHP 5. However,<text:line-break/>you need to know that </text:span><text:span text:style-name="Source_20_Text"><text:span text:style-name="T42">sqlite_has_more()</text:span></text:span><text:span text:style-name="T40"> is one function that<text:line-break/>really doesn’t translate to its object method name; in an OO script, you<text:line-break/>would need to call </text:span><text:span text:style-name="Source_20_Text"><text:span text:style-name="T42">$result-&gt;valid();</text:span></text:span><text:span text:style-name="T40">.</text:span></text:p>
      <text:p text:style-name="P2">This script is the OO equivalent of the one above:</text:p>
      <text:p text:style-name="P5"><text:span text:style-name="Source_20_Text"><text:span text:style-name="T9"><text:line-break/>&lt;html&gt;<text:line-break/><text:line-break/>&lt;head&gt;&lt;/head&gt;<text:line-break/><text:line-break/>&lt;body&gt;<text:line-break/><text:line-break/>&lt;?php<text:line-break/><text:line-break/></text:span></text:span><text:soft-page-break/><text:span text:style-name="Source_20_Text"><text:span text:style-name="T9">// set path of database file<text:line-break/><text:line-break/>$file = $_SERVER['DOCUMENT_ROOT']."/../library.db";</text:span></text:span></text:p>
      <text:p text:style-name="P3"><text:span text:style-name="Source_20_Text"><text:span text:style-name="T12">// create database object<text:line-break/><text:line-break/>$db = new SQLiteDatabase($file) or die("Could not open database");</text:span></text:span></text:p>
      <text:p text:style-name="P3"><text:span text:style-name="Source_20_Text"><text:span text:style-name="T12">// generate query string<text:line-break/><text:line-break/>$query = "SELECT DISTINCT author FROM books";</text:span></text:span></text:p>
      <text:p text:style-name="P3"><text:span text:style-name="Source_20_Text"><text:span text:style-name="T12">// execute query<text:line-break/><text:line-break/>$result = $db-&gt;query($query) or die("Error in query");</text:span></text:span></text:p>
      <text:p text:style-name="P3"><text:span text:style-name="Source_20_Text"><text:span text:style-name="T12">// if rows exist<text:line-break/><text:line-break/>if ($result-&gt;numRows() &gt; 0) {</text:span></text:span></text:p>
      <text:p text:style-name="P3"><text:span text:style-name="Source_20_Text"><text:span text:style-name="T18">    </text:span></text:span><text:span text:style-name="Source_20_Text"><text:span text:style-name="T11">echo </text:span></text:span><text:span text:style-name="Source_20_Text"><text:span text:style-name="T12">"&lt;table cellpadding=10 border=1&gt;";<text:line-break/><text:line-break/>    // check for more rows<text:line-break/><text:line-break/>    while ($result-&gt;valid()) {<text:line-break/><text:line-break/>        // get first field from each row<text:line-break/><text:line-break/>        // print values<text:line-break/><text:line-break/>        $row = $result-&gt;fetchSingle();</text:span></text:span></text:p>
      <text:p text:style-name="P3"><text:soft-page-break/><text:span text:style-name="Source_20_Text"><text:span text:style-name="T18">        </text:span></text:span><text:span text:style-name="Source_20_Text"><text:span text:style-name="T11">echo </text:span></text:span><text:span text:style-name="Source_20_Text"><text:span text:style-name="T12">"&lt;tr&gt;";<text:line-break/><text:line-break/>        echo "&lt;td&gt;".$row."&lt;/td&gt;";    </text:span></text:span></text:p>
      <text:p text:style-name="P3"><text:span text:style-name="Source_20_Text"><text:span text:style-name="T18">        </text:span></text:span><text:span text:style-name="Source_20_Text"><text:span text:style-name="T11">echo </text:span></text:span><text:span text:style-name="Source_20_Text"><text:span text:style-name="T12">"&lt;/tr&gt;";<text:line-break/><text:line-break/>    }<text:line-break/><text:line-break/>    echo "&lt;/table&gt;";<text:line-break/><text:line-break/>}</text:span></text:span></text:p>
      <text:p text:style-name="P3"><text:span text:style-name="Source_20_Text"><text:span text:style-name="T12">// all done<text:line-break/><text:line-break/>// destroy database object<text:line-break/><text:line-break/>unset($db);</text:span></text:span></text:p>
      <text:p text:style-name="P5"><text:span text:style-name="Source_20_Text"><text:span text:style-name="T9">?&gt;<text:line-break/><text:line-break/></text:span></text:span><text:span text:style-name="Source_20_Text"><text:span text:style-name="T10">&lt;/body&gt;<text:line-break/><text:line-break/>&lt;/html&gt;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aco, 'Lucida Console', monospace"/>
    <style:font-face style:name="Monaco" svg:font-family="Monaco, MonacoRegular, 'Courier New', monospace"/>
    <style:font-face style:name="Open Sans" svg:font-family="'Open Sans', Arial, Verdana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22:29:09.627485119</meta:creation-date>
    <meta:generator>LibreOffice/4.2.8.2$Linux_X86_64 LibreOffice_project/420m0$Build-2</meta:generator>
    <dc:date>2016-08-21T01:37:30.585760975</dc:date>
    <meta:editing-duration>PT8M49S</meta:editing-duration>
    <meta:editing-cycles>9</meta:editing-cycles>
    <meta:document-statistic meta:table-count="2" meta:image-count="1" meta:object-count="0" meta:page-count="26" meta:paragraph-count="150" meta:word-count="2702" meta:character-count="17949" meta:non-whitespace-character-count="14751"/>
  </office:meta>
</office:document-meta>
</file>